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36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" table:style-name="ta1">
        <table:shapes>
          <draw:frame draw:z-index="1" draw:style-name="gr1" draw:text-style-name="P1" svg:width="16.005cm" svg:height="9.007cm" svg:x="14.578cm" svg:y="19.535cm">
            <draw:object draw:notify-on-update-of-ranges="data.F3:data.F38 data.H1:data.H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5cm" svg:height="9.007cm" svg:x="31.696cm" svg:y="27.751cm">
            <draw:object draw:notify-on-update-of-ranges="data.W56:data.W87 data.V56:data.V8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1011" table:default-cell-style-name="ce1"/>
        <table:table-row table:style-name="ro1">
          <table:table-cell office:value-type="string" calcext:value-type="string">
            <text:p>Versuch</text:p>
          </table:table-cell>
          <table:table-cell office:value-type="string" calcext:value-type="string">
            <text:p>Time [ms]</text:p>
          </table:table-cell>
          <table:table-cell office:value-type="string" calcext:value-type="string">
            <text:p>Weight [g]</text:p>
          </table:table-cell>
          <table:table-cell office:value-type="string" calcext:value-type="string">
            <text:p><text:s/>Height [cm]</text:p>
          </table:table-cell>
          <table:table-cell office:value-type="string" calcext:value-type="string">
            <text:p>Gravitationskonstante</text:p>
          </table:table-cell>
          <table:table-cell table:formula="of:=6.6743*10^(-11)" office:value-type="float" office:value="0.000000000066743" calcext:value-type="float">
            <text:p>6.6743E-11</text:p>
          </table:table-cell>
          <table:table-cell table:formula="of:=(([.D2]/100) *2)/(([.B2]/1000)^2)" office:value-type="float" office:value="17.6736732962579" calcext:value-type="float">
            <text:p>17.6736732962579</text:p>
          </table:table-cell>
          <table:table-cell table:formula="of:=([.G1]*([.$F$2]^2))/[.$F$1]" office:value-type="float" office:value="1.07482141085416E+025" calcext:value-type="float">
            <text:p>1.07482141085416E+025</text:p>
          </table:table-cell>
          <table:table-cell office:value-type="string" calcext:value-type="string">
            <text:p>Fehler in Prozent:</text:p>
          </table:table-cell>
          <table:table-cell table:formula="of:=SUM([.I2:.I13])/COUNT([.I2:.I13])" office:value-type="float" office:value="-48.9536363997525" calcext:value-type="float">
            <text:p>-48.9536363997525</text:p>
          </table:table-cell>
          <table:table-cell/>
          <table:table-cell office:value-type="string" calcext:value-type="string">
            <text:p>Durchschnitt G</text:p>
          </table:table-cell>
          <table:table-cell table:style-name="ce2" table:formula="of:=AVERAGE([.H$1:.H$1048576])" office:value-type="float" office:value="1.4095200940867E+025" calcext:value-type="float">
            <text:p>1.4095200940867E+025</text:p>
          </table:table-cell>
          <table:table-cell/>
          <table:table-cell office:value-type="string" calcext:value-type="string">
            <text:p>Fehler erste Methode:</text:p>
          </table:table-cell>
          <table:table-cell table:number-columns-repeated="2"/>
          <table:table-cell office:value-type="string" calcext:value-type="string">
            <text:p>Fehler zweite Methode: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2" calcext:value-type="float">
            <text:p>412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mittlerer Erdradius in m</text:p>
          </table:table-cell>
          <table:table-cell table:formula="of:=6371*1000" office:value-type="float" office:value="6371000" calcext:value-type="float">
            <text:p>6371000</text:p>
          </table:table-cell>
          <table:table-cell table:formula="of:=(([.D3]/100) *2)/(([.B3]/1000)^2)" office:value-type="float" office:value="12.5974200483741" calcext:value-type="float">
            <text:p>12.5974200483741</text:p>
          </table:table-cell>
          <table:table-cell table:formula="of:=([.G2]*([.$F$2]^2))/[.$F$1]" office:value-type="float" office:value="7.661099400532E+024" calcext:value-type="float">
            <text:p>7.661099400532E+024</text:p>
          </table:table-cell>
          <table:table-cell table:formula="of:=(([.$F$3]-[.H1])/[.$F$3])*100" office:value-type="float" office:value="-79.9677529350776" calcext:value-type="float">
            <text:p>-79.9677529350776</text:p>
          </table:table-cell>
          <table:table-cell table:number-columns-repeated="2"/>
          <table:table-cell office:value-type="string" calcext:value-type="string">
            <text:p>Durchschnitt Fehler</text:p>
          </table:table-cell>
          <table:table-cell table:formula="of:=AVERAGE([.I$1:.I$1048576])" office:value-type="float" office:value="3.86965113613677" calcext:value-type="float">
            <text:p>3.86965113613677</text:p>
          </table:table-cell>
          <table:table-cell/>
          <table:table-cell office:value-type="float" office:value="79.9677529350776" calcext:value-type="float">
            <text:p>79.9677529350776</text:p>
          </table:table-cell>
          <table:table-cell table:number-columns-repeated="2"/>
          <table:table-cell office:value-type="float" office:value="7.80747624268459" calcext:value-type="float">
            <text:p>7.8074762426845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8" calcext:value-type="float">
            <text:p>488</text:p>
          </table:table-cell>
          <table:table-cell office:value-type="float" office:value="15" calcext:value-type="float">
            <text:p>15</text:p>
          </table:table-cell>
          <table:table-cell table:formula="of:=[.D2]" office:value-type="float" office:value="150" calcext:value-type="float">
            <text:p>150</text:p>
          </table:table-cell>
          <table:table-cell office:value-type="string" calcext:value-type="string">
            <text:p>Masse Erde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4]/100) *2)/(([.B4]/1000)^2)" office:value-type="float" office:value="15.4256714023478" calcext:value-type="float">
            <text:p>15.4256714023478</text:p>
          </table:table-cell>
          <table:table-cell table:formula="of:=([.G3]*([.$F$2]^2))/[.$F$1]" office:value-type="float" office:value="9.38109561160366E+024" calcext:value-type="float">
            <text:p>9.38109561160366E+024</text:p>
          </table:table-cell>
          <table:table-cell table:formula="of:=(([.$F$3]-[.H2])/[.$F$3])*100" office:value-type="float" office:value="-28.2772030964955" calcext:value-type="float">
            <text:p>-28.2772030964955</text:p>
          </table:table-cell>
          <table:table-cell table:number-columns-repeated="5"/>
          <table:table-cell office:value-type="float" office:value="28.2772030964955" calcext:value-type="float">
            <text:p>28.2772030964955</text:p>
          </table:table-cell>
          <table:table-cell table:number-columns-repeated="2"/>
          <table:table-cell office:value-type="float" office:value="201.451708574083" calcext:value-type="float">
            <text:p>201.45170857408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table:formula="of:=[.D3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5]/100) *2)/(([.B5]/1000)^2)" office:value-type="float" office:value="15.495867768595" calcext:value-type="float">
            <text:p>15.495867768595</text:p>
          </table:table-cell>
          <table:table-cell table:formula="of:=([.G4]*([.$F$2]^2))/[.$F$1]" office:value-type="float" office:value="9.42378541136515E+024" calcext:value-type="float">
            <text:p>9.42378541136515E+024</text:p>
          </table:table-cell>
          <table:table-cell table:formula="of:=(([.$F$3]-[.H3])/[.$F$3])*100" office:value-type="float" office:value="-57.0767645899179" calcext:value-type="float">
            <text:p>-57.0767645899179</text:p>
          </table:table-cell>
          <table:table-cell table:number-columns-repeated="5"/>
          <table:table-cell office:value-type="float" office:value="57.0767645899179" calcext:value-type="float">
            <text:p>57.0767645899179</text:p>
          </table:table-cell>
          <table:table-cell table:number-columns-repeated="2"/>
          <table:table-cell office:value-type="float" office:value="67.4462808147776" calcext:value-type="float">
            <text:p>67.446280814777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0" calcext:value-type="float">
            <text:p>440</text:p>
          </table:table-cell>
          <table:table-cell office:value-type="float" office:value="15" calcext:value-type="float">
            <text:p>15</text:p>
          </table:table-cell>
          <table:table-cell table:formula="of:=[.D4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6]/100) *2)/(([.B6]/1000)^2)" office:value-type="float" office:value="17.8465199286139" calcext:value-type="float">
            <text:p>17.8465199286139</text:p>
          </table:table-cell>
          <table:table-cell table:formula="of:=([.G5]*([.$F$2]^2))/[.$F$1]" office:value-type="float" office:value="1.08533304916139E+025" calcext:value-type="float">
            <text:p>1.08533304916139E+025</text:p>
          </table:table-cell>
          <table:table-cell table:formula="of:=(([.$F$3]-[.H4])/[.$F$3])*100" office:value-type="float" office:value="-57.7915612304329" calcext:value-type="float">
            <text:p>-57.7915612304329</text:p>
          </table:table-cell>
          <table:table-cell table:number-columns-repeated="5"/>
          <table:table-cell office:value-type="float" office:value="57.791561230433" calcext:value-type="float">
            <text:p>57.791561230433</text:p>
          </table:table-cell>
          <table:table-cell table:number-columns-repeated="2"/>
          <table:table-cell office:value-type="float" office:value="68.3480981082832" calcext:value-type="float">
            <text:p>68.348098108283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0" calcext:value-type="float">
            <text:p>410</text:p>
          </table:table-cell>
          <table:table-cell office:value-type="float" office:value="15" calcext:value-type="float">
            <text:p>15</text:p>
          </table:table-cell>
          <table:table-cell table:formula="of:=[.D5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7]/100) *2)/(([.B7]/1000)^2)" office:value-type="float" office:value="11.1374697896132" calcext:value-type="float">
            <text:p>11.1374697896132</text:p>
          </table:table-cell>
          <table:table-cell table:formula="of:=([.G6]*([.$F$2]^2))/[.$F$1]" office:value-type="float" office:value="6.77323315416965E+024" calcext:value-type="float">
            <text:p>6.77323315416965E+024</text:p>
          </table:table-cell>
          <table:table-cell table:formula="of:=(([.$F$3]-[.H5])/[.$F$3])*100" office:value-type="float" office:value="-81.7278182879942" calcext:value-type="float">
            <text:p>-81.7278182879942</text:p>
          </table:table-cell>
          <table:table-cell table:number-columns-repeated="5"/>
          <table:table-cell office:value-type="float" office:value="81.7278182879942" calcext:value-type="float">
            <text:p>81.7278182879942</text:p>
          </table:table-cell>
          <table:table-cell table:number-columns-repeated="2"/>
          <table:table-cell office:value-type="float" office:value="38.7533935647346" calcext:value-type="float">
            <text:p>38.753393564734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9" calcext:value-type="float">
            <text:p>519</text:p>
          </table:table-cell>
          <table:table-cell office:value-type="float" office:value="102.58" calcext:value-type="float">
            <text:p>102.58</text:p>
          </table:table-cell>
          <table:table-cell table:formula="of:=[.D6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8]/100) *2)/(([.B8]/1000)^2)" office:value-type="float" office:value="21.2200090538705" calcext:value-type="float">
            <text:p>21.2200090538705</text:p>
          </table:table-cell>
          <table:table-cell table:formula="of:=([.G7]*([.$F$2]^2))/[.$F$1]" office:value-type="float" office:value="1.29049121183248E+025" calcext:value-type="float">
            <text:p>1.29049121183248E+025</text:p>
          </table:table-cell>
          <table:table-cell table:formula="of:=(([.$F$3]-[.H6])/[.$F$3])*100" office:value-type="float" office:value="-13.4107990919688" calcext:value-type="float">
            <text:p>-13.4107990919688</text:p>
          </table:table-cell>
          <table:table-cell table:number-columns-repeated="5"/>
          <table:table-cell office:value-type="float" office:value="13.4107990919688" calcext:value-type="float">
            <text:p>13.4107990919688</text:p>
          </table:table-cell>
          <table:table-cell table:number-columns-repeated="2"/>
          <table:table-cell office:value-type="float" office:value="62.6528849158739" calcext:value-type="float">
            <text:p>62.652884915873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6" calcext:value-type="float">
            <text:p>376</text:p>
          </table:table-cell>
          <table:table-cell office:value-type="float" office:value="102.58" calcext:value-type="float">
            <text:p>102.58</text:p>
          </table:table-cell>
          <table:table-cell table:formula="of:=[.D7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9]/100) *2)/(([.B9]/1000)^2)" office:value-type="float" office:value="11.2238064417166" calcext:value-type="float">
            <text:p>11.2238064417166</text:p>
          </table:table-cell>
          <table:table-cell table:formula="of:=([.G8]*([.$F$2]^2))/[.$F$1]" office:value-type="float" office:value="6.82573864109743E+024" calcext:value-type="float">
            <text:p>6.82573864109743E+024</text:p>
          </table:table-cell>
          <table:table-cell table:formula="of:=(([.$F$3]-[.H7])/[.$F$3])*100" office:value-type="float" office:value="-116.079435365351" calcext:value-type="float">
            <text:p>-116.079435365351</text:p>
          </table:table-cell>
          <table:table-cell table:number-columns-repeated="5"/>
          <table:table-cell office:value-type="float" office:value="116.079435365351" calcext:value-type="float">
            <text:p>116.079435365351</text:p>
          </table:table-cell>
          <table:table-cell table:number-columns-repeated="2"/>
          <table:table-cell office:value-type="float" office:value="49.1071282728666" calcext:value-type="float">
            <text:p>49.1071282728666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7" calcext:value-type="float">
            <text:p>517</text:p>
          </table:table-cell>
          <table:table-cell office:value-type="float" office:value="102.58" calcext:value-type="float">
            <text:p>102.58</text:p>
          </table:table-cell>
          <table:table-cell table:formula="of:=[.D8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0]/100) *2)/(([.B10]/1000)^2)" office:value-type="float" office:value="17.7597811994956" calcext:value-type="float">
            <text:p>17.7597811994956</text:p>
          </table:table-cell>
          <table:table-cell table:formula="of:=([.G9]*([.$F$2]^2))/[.$F$1]" office:value-type="float" office:value="1.0800580482239E+025" calcext:value-type="float">
            <text:p>1.0800580482239E+025</text:p>
          </table:table-cell>
          <table:table-cell table:formula="of:=(([.$F$3]-[.H8])/[.$F$3])*100" office:value-type="float" office:value="-14.2899492841524" calcext:value-type="float">
            <text:p>-14.2899492841524</text:p>
          </table:table-cell>
          <table:table-cell table:number-columns-repeated="5"/>
          <table:table-cell office:value-type="float" office:value="14.2899492841524" calcext:value-type="float">
            <text:p>14.2899492841524</text:p>
          </table:table-cell>
          <table:table-cell table:number-columns-repeated="2"/>
          <table:table-cell office:value-type="float" office:value="48.0052412981769" calcext:value-type="float">
            <text:p>48.005241298176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1" calcext:value-type="float">
            <text:p>411</text:p>
          </table:table-cell>
          <table:table-cell office:value-type="float" office:value="102.58" calcext:value-type="float">
            <text:p>102.58</text:p>
          </table:table-cell>
          <table:table-cell table:formula="of:=[.D9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1]/100) *2)/(([.B11]/1000)^2)" office:value-type="float" office:value="15.3559509428554" calcext:value-type="float">
            <text:p>15.3559509428554</text:p>
          </table:table-cell>
          <table:table-cell table:formula="of:=([.G10]*([.$F$2]^2))/[.$F$1]" office:value-type="float" office:value="9.33869523371907E+024" calcext:value-type="float">
            <text:p>9.33869523371907E+024</text:p>
          </table:table-cell>
          <table:table-cell table:formula="of:=(([.$F$3]-[.H9])/[.$F$3])*100" office:value-type="float" office:value="-80.8445738197845" calcext:value-type="float">
            <text:p>-80.8445738197845</text:p>
          </table:table-cell>
          <table:table-cell table:number-columns-repeated="5"/>
          <table:table-cell office:value-type="float" office:value="80.8445738197845" calcext:value-type="float">
            <text:p>80.8445738197845</text:p>
          </table:table-cell>
          <table:table-cell table:number-columns-repeated="2"/>
          <table:table-cell office:value-type="float" office:value="32.0299789644629" calcext:value-type="float">
            <text:p>32.029978964462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2" calcext:value-type="float">
            <text:p>442</text:p>
          </table:table-cell>
          <table:table-cell office:value-type="float" office:value="102.58" calcext:value-type="float">
            <text:p>102.58</text:p>
          </table:table-cell>
          <table:table-cell table:formula="of:=[.D10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2]/100) *2)/(([.B12]/1000)^2)" office:value-type="float" office:value="9.84562066792691" calcext:value-type="float">
            <text:p>9.84562066792691</text:p>
          </table:table-cell>
          <table:table-cell table:formula="of:=([.G11]*([.$F$2]^2))/[.$F$1]" office:value-type="float" office:value="5.98759732606166E+024" calcext:value-type="float">
            <text:p>5.98759732606166E+024</text:p>
          </table:table-cell>
          <table:table-cell table:formula="of:=(([.$F$3]-[.H10])/[.$F$3])*100" office:value-type="float" office:value="-56.3668140200437" calcext:value-type="float">
            <text:p>-56.3668140200437</text:p>
          </table:table-cell>
          <table:table-cell table:number-columns-repeated="5"/>
          <table:table-cell office:value-type="float" office:value="56.3668140200437" calcext:value-type="float">
            <text:p>56.3668140200437</text:p>
          </table:table-cell>
          <table:table-cell table:number-columns-repeated="2"/>
          <table:table-cell office:value-type="float" office:value="54.8099907482074" calcext:value-type="float">
            <text:p>54.809990748207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2" calcext:value-type="float">
            <text:p>552</text:p>
          </table:table-cell>
          <table:table-cell office:value-type="float" office:value="102.58" calcext:value-type="float">
            <text:p>102.58</text:p>
          </table:table-cell>
          <table:table-cell table:formula="of:=[.D11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3]/100) *2)/(([.B13]/1000)^2)" office:value-type="float" office:value="9.95351707525854" calcext:value-type="float">
            <text:p>9.95351707525854</text:p>
          </table:table-cell>
          <table:table-cell table:formula="of:=([.G12]*([.$F$2]^2))/[.$F$1]" office:value-type="float" office:value="6.05321434116108E+024" calcext:value-type="float">
            <text:p>6.05321434116108E+024</text:p>
          </table:table-cell>
          <table:table-cell table:formula="of:=(([.$F$3]-[.H11])/[.$F$3])*100" office:value-type="float" office:value="-0.256137937840704" calcext:value-type="float">
            <text:p>-0.256137937840704</text:p>
          </table:table-cell>
          <table:table-cell table:number-columns-repeated="5"/>
          <table:table-cell office:value-type="float" office:value="0.256137937840704" calcext:value-type="float">
            <text:p>0.256137937840704</text:p>
          </table:table-cell>
          <table:table-cell table:number-columns-repeated="2"/>
          <table:table-cell office:value-type="float" office:value="50.0873527643825" calcext:value-type="float">
            <text:p>50.087352764382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9" calcext:value-type="float">
            <text:p>549</text:p>
          </table:table-cell>
          <table:table-cell office:value-type="float" office:value="102.58" calcext:value-type="float">
            <text:p>102.58</text:p>
          </table:table-cell>
          <table:table-cell table:formula="of:=[.D12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4]/100) *2)/(([.B14]/1000)^2)" office:value-type="float" office:value="6.00181254738931" calcext:value-type="float">
            <text:p>6.00181254738931</text:p>
          </table:table-cell>
          <table:table-cell table:formula="of:=([.G13]*([.$F$2]^2))/[.$F$1]" office:value-type="float" office:value="3.64999200886726E+024" calcext:value-type="float">
            <text:p>3.64999200886726E+024</text:p>
          </table:table-cell>
          <table:table-cell table:formula="of:=(([.$F$3]-[.H12])/[.$F$3])*100" office:value-type="float" office:value="-1.3548271379717" calcext:value-type="float">
            <text:p>-1.3548271379717</text:p>
          </table:table-cell>
          <table:table-cell table:number-columns-repeated="5"/>
          <table:table-cell office:value-type="float" office:value="1.3548271379717" calcext:value-type="float">
            <text:p>1.3548271379717</text:p>
          </table:table-cell>
          <table:table-cell table:number-columns-repeated="2"/>
          <table:table-cell office:value-type="float" office:value="32.0299789644629" calcext:value-type="float">
            <text:p>32.0299789644629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0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7" calcext:value-type="float">
            <text:p>707</text:p>
          </table:table-cell>
          <table:table-cell office:value-type="float" office:value="55.6" calcext:value-type="float">
            <text:p>55.6</text:p>
          </table:table-cell>
          <table:table-cell table:formula="of:=[.D13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5]/100) *2)/(([.B15]/1000)^2)" office:value-type="float" office:value="22.0327406526098" calcext:value-type="float">
            <text:p>22.0327406526098</text:p>
          </table:table-cell>
          <table:table-cell table:formula="of:=([.G14]*([.$F$2]^2))/[.$F$1]" office:value-type="float" office:value="1.33991734464369E+025" calcext:value-type="float">
            <text:p>1.33991734464369E+025</text:p>
          </table:table-cell>
          <table:table-cell table:formula="of:=(([.$F$3]-[.H13])/[.$F$3])*100" office:value-type="float" office:value="38.8846506560745" calcext:value-type="float">
            <text:p>38.8846506560745</text:p>
          </table:table-cell>
          <table:table-cell table:number-columns-repeated="5"/>
          <table:table-cell office:value-type="float" office:value="38.8846506560745" calcext:value-type="float">
            <text:p>38.8846506560745</text:p>
          </table:table-cell>
          <table:table-cell table:number-columns-repeated="2"/>
          <table:table-cell office:value-type="float" office:value="32.4554553591488" calcext:value-type="float">
            <text:p>32.4554553591488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0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9" calcext:value-type="float">
            <text:p>369</text:p>
          </table:table-cell>
          <table:table-cell office:value-type="float" office:value="55.6" calcext:value-type="float">
            <text:p>55.6</text:p>
          </table:table-cell>
          <table:table-cell table:formula="of:=[.D14]" office:value-type="float" office:value="150" calcext:value-type="float">
            <text:p>150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6]/100) *2)/(([.B16]/1000)^2)" office:value-type="float" office:value="10.5871973335947" calcext:value-type="float">
            <text:p>10.5871973335947</text:p>
          </table:table-cell>
          <table:table-cell table:formula="of:=([.G15]*([.$F$2]^2))/[.$F$1]" office:value-type="float" office:value="6.43858590364185E+024" calcext:value-type="float">
            <text:p>6.43858590364185E+024</text:p>
          </table:table-cell>
          <table:table-cell table:formula="of:=(([.$F$3]-[.H14])/[.$F$3])*100" office:value-type="float" office:value="-124.355331219746" calcext:value-type="float">
            <text:p>-124.355331219746</text:p>
          </table:table-cell>
          <table:table-cell table:number-columns-repeated="5"/>
          <table:table-cell office:value-type="float" office:value="124.355331219746" calcext:value-type="float">
            <text:p>124.355331219746</text:p>
          </table:table-cell>
          <table:table-cell table:number-columns-repeated="2"/>
          <table:table-cell office:value-type="float" office:value="32.666696964421" calcext:value-type="float">
            <text:p>32.66669696442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0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5" calcext:value-type="float">
            <text:p>505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7]/100) *2)/(([.B17]/1000)^2)" office:value-type="float" office:value="88.1632653061225" calcext:value-type="float">
            <text:p>88.1632653061225</text:p>
          </table:table-cell>
          <table:table-cell table:formula="of:=([.G16]*([.$F$2]^2))/[.$F$1]" office:value-type="float" office:value="5.36163386147351E+025" calcext:value-type="float">
            <text:p>5.36163386147351E+025</text:p>
          </table:table-cell>
          <table:table-cell table:formula="of:=(([.$F$3]-[.H15])/[.$F$3])*100" office:value-type="float" office:value="-7.80747624268458" calcext:value-type="float">
            <text:p>-7.80747624268458</text:p>
          </table:table-cell>
          <table:table-cell table:number-columns-repeated="8"/>
          <table:table-cell office:value-type="float" office:value="37.0742041952879" calcext:value-type="float">
            <text:p>37.0742041952879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5" calcext:value-type="float">
            <text:p>175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8]/100) *2)/(([.B18]/1000)^2)" office:value-type="float" office:value="29.6039647383887" calcext:value-type="float">
            <text:p>29.6039647383887</text:p>
          </table:table-cell>
          <table:table-cell table:formula="of:=([.G17]*([.$F$2]^2))/[.$F$1]" office:value-type="float" office:value="1.80036003911699E+025" calcext:value-type="float">
            <text:p>1.80036003911699E+025</text:p>
          </table:table-cell>
          <table:table-cell table:formula="of:=(([.$F$3]-[.H16])/[.$F$3])*100" office:value-type="float" office:value="-797.750257266633" calcext:value-type="float">
            <text:p>-797.750257266633</text:p>
          </table:table-cell>
          <table:table-cell table:number-columns-repeated="8"/>
          <table:table-cell office:value-type="float" office:value="27.0719009517591" calcext:value-type="float">
            <text:p>27.071900951759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2" calcext:value-type="float">
            <text:p>302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19]/100) *2)/(([.B19]/1000)^2)" office:value-type="float" office:value="244.897959183674" calcext:value-type="float">
            <text:p>244.897959183674</text:p>
          </table:table-cell>
          <table:table-cell table:formula="of:=([.G18]*([.$F$2]^2))/[.$F$1]" office:value-type="float" office:value="1.4893427392982E+026" calcext:value-type="float">
            <text:p>1.4893427392982E+026</text:p>
          </table:table-cell>
          <table:table-cell table:formula="of:=(([.$F$3]-[.H17])/[.$F$3])*100" office:value-type="float" office:value="-201.451708574083" calcext:value-type="float">
            <text:p>-201.451708574083</text:p>
          </table:table-cell>
          <table:table-cell table:number-columns-repeated="8"/>
          <table:table-cell office:value-type="float" office:value="48.0052412981769" calcext:value-type="float">
            <text:p>48.0052412981769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0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0]/100) *2)/(([.B20]/1000)^2)" office:value-type="float" office:value="126.665415650216" calcext:value-type="float">
            <text:p>126.665415650216</text:p>
          </table:table-cell>
          <table:table-cell table:formula="of:=([.G19]*([.$F$2]^2))/[.$F$1]" office:value-type="float" office:value="7.70313553235252E+025" calcext:value-type="float">
            <text:p>7.70313553235252E+025</text:p>
          </table:table-cell>
          <table:table-cell table:formula="of:=(([.$F$3]-[.H18])/[.$F$3])*100" office:value-type="float" office:value="-2393.75071462954" calcext:value-type="float">
            <text:p>-2393.75071462954</text:p>
          </table:table-cell>
          <table:table-cell table:number-columns-repeated="8"/>
          <table:table-cell office:value-type="float" office:value="47.320824914216" calcext:value-type="float">
            <text:p>47.32082491421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6" calcext:value-type="float">
            <text:p>146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1]/100) *2)/(([.B21]/1000)^2)" office:value-type="float" office:value="3.19692716097475" calcext:value-type="float">
            <text:p>3.19692716097475</text:p>
          </table:table-cell>
          <table:table-cell table:formula="of:=([.G20]*([.$F$2]^2))/[.$F$1]" office:value-type="float" office:value="1.94420577089904E+024" calcext:value-type="float">
            <text:p>1.94420577089904E+024</text:p>
          </table:table-cell>
          <table:table-cell table:formula="of:=(([.$F$3]-[.H19])/[.$F$3])*100" office:value-type="float" office:value="-1189.81054741934" calcext:value-type="float">
            <text:p>-1189.81054741934</text:p>
          </table:table-cell>
          <table:table-cell table:number-columns-repeated="8"/>
          <table:table-cell office:value-type="float" office:value="26.1123310164186" calcext:value-type="float">
            <text:p>26.112331016418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0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19" calcext:value-type="float">
            <text:p>91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2]/100) *2)/(([.B22]/1000)^2)" office:value-type="float" office:value="3.10836449372801" calcext:value-type="float">
            <text:p>3.10836449372801</text:p>
          </table:table-cell>
          <table:table-cell table:formula="of:=([.G21]*([.$F$2]^2))/[.$F$1]" office:value-type="float" office:value="1.890346536679E+024" calcext:value-type="float">
            <text:p>1.890346536679E+024</text:p>
          </table:table-cell>
          <table:table-cell table:formula="of:=(([.$F$3]-[.H20])/[.$F$3])*100" office:value-type="float" office:value="67.4462808147776" calcext:value-type="float">
            <text:p>67.4462808147776</text:p>
          </table:table-cell>
          <table:table-cell table:number-columns-repeated="10"/>
          <table:table-cell office:value-type="float" office:value="34" calcext:value-type="float">
            <text:p>34</text:p>
          </table:table-cell>
          <table:table-cell table:number-columns-repeated="100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32" calcext:value-type="float">
            <text:p>932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3]/100) *2)/(([.B23]/1000)^2)" office:value-type="float" office:value="6.01470260637113" calcext:value-type="float">
            <text:p>6.01470260637113</text:p>
          </table:table-cell>
          <table:table-cell table:formula="of:=([.G22]*([.$F$2]^2))/[.$F$1]" office:value-type="float" office:value="3.65783107613335E+024" calcext:value-type="float">
            <text:p>3.65783107613335E+024</text:p>
          </table:table-cell>
          <table:table-cell table:formula="of:=(([.$F$3]-[.H21])/[.$F$3])*100" office:value-type="float" office:value="68.3480981082832" calcext:value-type="float">
            <text:p>68.3480981082832</text:p>
          </table:table-cell>
          <table:table-cell/>
          <table:table-cell table:formula="of:=(SUM([.H1:.H36])-SUM([.H18:.H19]))/(COUNT([.H1:.H36])-COUNT([.H18:.H19]))" office:value-type="float" office:value="8.27828248876075E+024" calcext:value-type="float">
            <text:p>8.27828248876075E+024</text:p>
          </table:table-cell>
          <table:table-cell table:formula="of:=(([.$F$3]-[.K22])/[.$F$3])*100" office:value-type="float" office:value="-38.6112969670102" calcext:value-type="float">
            <text:p>-38.6112969670102</text:p>
          </table:table-cell>
          <table:table-cell table:number-columns-repeated="7"/>
          <table:table-cell office:value-type="float" office:value="35" calcext:value-type="float">
            <text:p>35</text:p>
          </table:table-cell>
          <table:table-cell table:number-columns-repeated="100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70" calcext:value-type="float">
            <text:p>670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4]/100) *2)/(([.B24]/1000)^2)" office:value-type="float" office:value="3.66766101031835" calcext:value-type="float">
            <text:p>3.66766101031835</text:p>
          </table:table-cell>
          <table:table-cell table:formula="of:=([.G23]*([.$F$2]^2))/[.$F$1]" office:value-type="float" office:value="2.23048175416927E+024" calcext:value-type="float">
            <text:p>2.23048175416927E+024</text:p>
          </table:table-cell>
          <table:table-cell table:formula="of:=(([.$F$3]-[.H22])/[.$F$3])*100" office:value-type="float" office:value="38.7533935647346" calcext:value-type="float">
            <text:p>38.7533935647346</text:p>
          </table:table-cell>
          <table:table-cell table:number-columns-repeated="10"/>
          <table:table-cell office:value-type="float" office:value="36" calcext:value-type="float">
            <text:p>36</text:p>
          </table:table-cell>
          <table:table-cell table:number-columns-repeated="100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8" calcext:value-type="float">
            <text:p>858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5]/100) *2)/(([.B25]/1000)^2)" office:value-type="float" office:value="4.99791753436068" calcext:value-type="float">
            <text:p>4.99791753436068</text:p>
          </table:table-cell>
          <table:table-cell table:formula="of:=([.G24]*([.$F$2]^2))/[.$F$1]" office:value-type="float" office:value="3.03947497815959E+024" calcext:value-type="float">
            <text:p>3.03947497815959E+024</text:p>
          </table:table-cell>
          <table:table-cell table:formula="of:=(([.$F$3]-[.H23])/[.$F$3])*100" office:value-type="float" office:value="62.6528849158739" calcext:value-type="float">
            <text:p>62.6528849158739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35" calcext:value-type="float">
            <text:p>735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6]/100) *2)/(([.B26]/1000)^2)" office:value-type="float" office:value="14.5348054758534" calcext:value-type="float">
            <text:p>14.5348054758534</text:p>
          </table:table-cell>
          <table:table-cell table:formula="of:=([.G25]*([.$F$2]^2))/[.$F$1]" office:value-type="float" office:value="8.83931702605102E+024" calcext:value-type="float">
            <text:p>8.83931702605102E+024</text:p>
          </table:table-cell>
          <table:table-cell table:formula="of:=(([.$F$3]-[.H24])/[.$F$3])*100" office:value-type="float" office:value="49.1071282728666" calcext:value-type="float">
            <text:p>49.107128272866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1" calcext:value-type="float">
            <text:p>431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7]/100) *2)/(([.B27]/1000)^2)" office:value-type="float" office:value="6.6749733001068" calcext:value-type="float">
            <text:p>6.6749733001068</text:p>
          </table:table-cell>
          <table:table-cell table:formula="of:=([.G26]*([.$F$2]^2))/[.$F$1]" office:value-type="float" office:value="4.05937356630539E+024" calcext:value-type="float">
            <text:p>4.05937356630539E+024</text:p>
          </table:table-cell>
          <table:table-cell table:formula="of:=(([.$F$3]-[.H25])/[.$F$3])*100" office:value-type="float" office:value="-48.0052412981769" calcext:value-type="float">
            <text:p>-48.0052412981769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6" calcext:value-type="float">
            <text:p>636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8]/100) *2)/(([.B28]/1000)^2)" office:value-type="float" office:value="4.43786982248521" calcext:value-type="float">
            <text:p>4.43786982248521</text:p>
          </table:table-cell>
          <table:table-cell table:formula="of:=([.G27]*([.$F$2]^2))/[.$F$1]" office:value-type="float" office:value="2.69888292254481E+024" calcext:value-type="float">
            <text:p>2.69888292254481E+024</text:p>
          </table:table-cell>
          <table:table-cell table:formula="of:=(([.$F$3]-[.H26])/[.$F$3])*100" office:value-type="float" office:value="32.0299789644629" calcext:value-type="float">
            <text:p>32.0299789644629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80" calcext:value-type="float">
            <text:p>780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29]/100) *2)/(([.B29]/1000)^2)" office:value-type="float" office:value="14.7392785396105" calcext:value-type="float">
            <text:p>14.7392785396105</text:p>
          </table:table-cell>
          <table:table-cell table:formula="of:=([.G28]*([.$F$2]^2))/[.$F$1]" office:value-type="float" office:value="8.96366696914721E+024" calcext:value-type="float">
            <text:p>8.96366696914721E+024</text:p>
          </table:table-cell>
          <table:table-cell table:formula="of:=(([.$F$3]-[.H27])/[.$F$3])*100" office:value-type="float" office:value="54.8099907482074" calcext:value-type="float">
            <text:p>54.8099907482074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8" calcext:value-type="float">
            <text:p>428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30]/100) *2)/(([.B30]/1000)^2)" office:value-type="float" office:value="6.6749733001068" calcext:value-type="float">
            <text:p>6.6749733001068</text:p>
          </table:table-cell>
          <table:table-cell table:formula="of:=([.G29]*([.$F$2]^2))/[.$F$1]" office:value-type="float" office:value="4.05937356630539E+024" calcext:value-type="float">
            <text:p>4.05937356630539E+024</text:p>
          </table:table-cell>
          <table:table-cell table:formula="of:=(([.$F$3]-[.H28])/[.$F$3])*100" office:value-type="float" office:value="-50.0873527643825" calcext:value-type="float">
            <text:p>-50.0873527643825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6" calcext:value-type="float">
            <text:p>636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31]/100) *2)/(([.B31]/1000)^2)" office:value-type="float" office:value="6.63318953233557" calcext:value-type="float">
            <text:p>6.63318953233557</text:p>
          </table:table-cell>
          <table:table-cell table:formula="of:=([.G30]*([.$F$2]^2))/[.$F$1]" office:value-type="float" office:value="4.03396283958556E+024" calcext:value-type="float">
            <text:p>4.03396283958556E+024</text:p>
          </table:table-cell>
          <table:table-cell table:formula="of:=(([.$F$3]-[.H29])/[.$F$3])*100" office:value-type="float" office:value="32.0299789644629" calcext:value-type="float">
            <text:p>32.0299789644629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8" calcext:value-type="float">
            <text:p>638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32]/100) *2)/(([.B32]/1000)^2)" office:value-type="float" office:value="6.6124446207763" calcext:value-type="float">
            <text:p>6.6124446207763</text:p>
          </table:table-cell>
          <table:table-cell table:formula="of:=([.G31]*([.$F$2]^2))/[.$F$1]" office:value-type="float" office:value="4.02134685719388E+024" calcext:value-type="float">
            <text:p>4.02134685719388E+024</text:p>
          </table:table-cell>
          <table:table-cell table:formula="of:=(([.$F$3]-[.H30])/[.$F$3])*100" office:value-type="float" office:value="32.4554553591488" calcext:value-type="float">
            <text:p>32.4554553591488</text:p>
          </table:table-cell>
          <table:table-cell table:number-columns-repeated="4"/>
          <table:table-cell>
            <draw:frame draw:z-index="0" draw:name="Diagramm 3" draw:style-name="gr2" svg:width="12.751cm" svg:height="7.683cm" svg:x="0.593cm" svg:y="0.05cm">
              <draw:object draw:notify-on-update-of-ranges="data.O1:data.O1 data.O2:data.O20 data.R1:data.R1 data.R2:data.R2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39" calcext:value-type="float">
            <text:p>63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33]/100) *2)/(([.B33]/1000)^2)" office:value-type="float" office:value="6.1796068396804" calcext:value-type="float">
            <text:p>6.1796068396804</text:p>
          </table:table-cell>
          <table:table-cell table:formula="of:=([.G32]*([.$F$2]^2))/[.$F$1]" office:value-type="float" office:value="3.75811730284482E+024" calcext:value-type="float">
            <text:p>3.75811730284482E+024</text:p>
          </table:table-cell>
          <table:table-cell table:formula="of:=(([.$F$3]-[.H31])/[.$F$3])*100" office:value-type="float" office:value="32.666696964421" calcext:value-type="float">
            <text:p>32.666696964421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61" calcext:value-type="float">
            <text:p>661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34]/100) *2)/(([.B34]/1000)^2)" office:value-type="float" office:value="7.1618797016414" calcext:value-type="float">
            <text:p>7.1618797016414</text:p>
          </table:table-cell>
          <table:table-cell table:formula="of:=([.G33]*([.$F$2]^2))/[.$F$1]" office:value-type="float" office:value="4.35548485945809E+024" calcext:value-type="float">
            <text:p>4.35548485945809E+024</text:p>
          </table:table-cell>
          <table:table-cell table:formula="of:=(([.$F$3]-[.H32])/[.$F$3])*100" office:value-type="float" office:value="37.0742041952879" calcext:value-type="float">
            <text:p>37.0742041952879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14" calcext:value-type="float">
            <text:p>614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35]/100) *2)/(([.B35]/1000)^2)" office:value-type="float" office:value="14.5348054758534" calcext:value-type="float">
            <text:p>14.5348054758534</text:p>
          </table:table-cell>
          <table:table-cell table:formula="of:=([.G34]*([.$F$2]^2))/[.$F$1]" office:value-type="float" office:value="8.83931702605102E+024" calcext:value-type="float">
            <text:p>8.83931702605102E+024</text:p>
          </table:table-cell>
          <table:table-cell table:formula="of:=(([.$F$3]-[.H33])/[.$F$3])*100" office:value-type="float" office:value="27.0719009517591" calcext:value-type="float">
            <text:p>27.0719009517591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31" calcext:value-type="float">
            <text:p>431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36]/100) *2)/(([.B36]/1000)^2)" office:value-type="float" office:value="14.4675925925926" calcext:value-type="float">
            <text:p>14.4675925925926</text:p>
          </table:table-cell>
          <table:table-cell table:formula="of:=([.G35]*([.$F$2]^2))/[.$F$1]" office:value-type="float" office:value="8.79844162635172E+024" calcext:value-type="float">
            <text:p>8.79844162635172E+024</text:p>
          </table:table-cell>
          <table:table-cell table:formula="of:=(([.$F$3]-[.H34])/[.$F$3])*100" office:value-type="float" office:value="-48.0052412981769" calcext:value-type="float">
            <text:p>-48.0052412981769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2" calcext:value-type="float">
            <text:p>432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formula="of:=(([.D37]/100) *2)/(([.B37]/1000)^2)" office:value-type="float" office:value="7.25611394786348" calcext:value-type="float">
            <text:p>7.25611394786348</text:p>
          </table:table-cell>
          <table:table-cell table:formula="of:=([.G36]*([.$F$2]^2))/[.$F$1]" office:value-type="float" office:value="4.41279325470643E+024" calcext:value-type="float">
            <text:p>4.41279325470643E+024</text:p>
          </table:table-cell>
          <table:table-cell table:formula="of:=(([.$F$3]-[.H35])/[.$F$3])*100" office:value-type="float" office:value="-47.320824914216" calcext:value-type="float">
            <text:p>-47.320824914216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0" calcext:value-type="float">
            <text:p>610</text:p>
          </table:table-cell>
          <table:table-cell office:value-type="float" office:value="103.87" calcext:value-type="float">
            <text:p>103.87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18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21"/>
          <table:table-cell office:value-type="float" office:value="1.07482141085416E+025" calcext:value-type="float">
            <text:p>1.07482141085416E+025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7.661099400532E+024" calcext:value-type="float">
            <text:p>7.661099400532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9.38109561160366E+024" calcext:value-type="float">
            <text:p>9.38109561160366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9.42378541136515E+024" calcext:value-type="float">
            <text:p>9.42378541136515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08533304916139E+025" calcext:value-type="float">
            <text:p>1.08533304916139E+025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6.77323315416965E+024" calcext:value-type="float">
            <text:p>6.77323315416965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29049121183248E+025" calcext:value-type="float">
            <text:p>1.29049121183248E+025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16]))" office:value-type="float" office:value="797.750257266633" calcext:value-type="float">
            <text:p>797.750257266633</text:p>
          </table:table-cell>
          <table:table-cell table:number-columns-repeated="12"/>
          <table:table-cell office:value-type="float" office:value="6.82573864109743E+024" calcext:value-type="float">
            <text:p>6.82573864109743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0800580482239E+025" calcext:value-type="float">
            <text:p>1.0800580482239E+025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18]))" office:value-type="float" office:value="2393.75071462954" calcext:value-type="float">
            <text:p>2393.75071462954</text:p>
          </table:table-cell>
          <table:table-cell table:number-columns-repeated="12"/>
          <table:table-cell office:value-type="float" office:value="9.33869523371907E+024" calcext:value-type="float">
            <text:p>9.33869523371907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19]))" office:value-type="float" office:value="1189.81054741934" calcext:value-type="float">
            <text:p>1189.81054741934</text:p>
          </table:table-cell>
          <table:table-cell table:number-columns-repeated="12"/>
          <table:table-cell office:value-type="float" office:value="5.98759732606166E+024" calcext:value-type="float">
            <text:p>5.98759732606166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0]))" office:value-type="float" office:value="67.4462808147776" calcext:value-type="float">
            <text:p>67.4462808147776</text:p>
          </table:table-cell>
          <table:table-cell table:number-columns-repeated="12"/>
          <table:table-cell office:value-type="float" office:value="6.05321434116108E+024" calcext:value-type="float">
            <text:p>6.05321434116108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1]))" office:value-type="float" office:value="68.3480981082832" calcext:value-type="float">
            <text:p>68.3480981082832</text:p>
          </table:table-cell>
          <table:table-cell table:number-columns-repeated="12"/>
          <table:table-cell office:value-type="float" office:value="3.64999200886726E+024" calcext:value-type="float">
            <text:p>3.64999200886726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2]))" office:value-type="float" office:value="38.7533935647346" calcext:value-type="float">
            <text:p>38.7533935647346</text:p>
          </table:table-cell>
          <table:table-cell table:number-columns-repeated="12"/>
          <table:table-cell office:value-type="float" office:value="1.33991734464369E+025" calcext:value-type="float">
            <text:p>1.33991734464369E+025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3]))" office:value-type="float" office:value="62.6528849158739" calcext:value-type="float">
            <text:p>62.6528849158739</text:p>
          </table:table-cell>
          <table:table-cell table:number-columns-repeated="12"/>
          <table:table-cell office:value-type="float" office:value="6.43858590364185E+024" calcext:value-type="float">
            <text:p>6.43858590364185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4]))" office:value-type="float" office:value="49.1071282728666" calcext:value-type="float">
            <text:p>49.1071282728666</text:p>
          </table:table-cell>
          <table:table-cell table:number-columns-repeated="12"/>
          <table:table-cell office:value-type="float" office:value="1.94420577089904E+024" calcext:value-type="float">
            <text:p>1.94420577089904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5]))" office:value-type="float" office:value="48.0052412981769" calcext:value-type="float">
            <text:p>48.0052412981769</text:p>
          </table:table-cell>
          <table:table-cell table:number-columns-repeated="12"/>
          <table:table-cell office:value-type="float" office:value="1.890346536679E+024" calcext:value-type="float">
            <text:p>1.890346536679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6]))" office:value-type="float" office:value="32.0299789644629" calcext:value-type="float">
            <text:p>32.0299789644629</text:p>
          </table:table-cell>
          <table:table-cell table:number-columns-repeated="12"/>
          <table:table-cell office:value-type="float" office:value="3.65783107613335E+024" calcext:value-type="float">
            <text:p>3.65783107613335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7]))" office:value-type="float" office:value="54.8099907482074" calcext:value-type="float">
            <text:p>54.8099907482074</text:p>
          </table:table-cell>
          <table:table-cell table:number-columns-repeated="12"/>
          <table:table-cell office:value-type="float" office:value="2.23048175416927E+024" calcext:value-type="float">
            <text:p>2.23048175416927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8]))" office:value-type="float" office:value="50.0873527643825" calcext:value-type="float">
            <text:p>50.0873527643825</text:p>
          </table:table-cell>
          <table:table-cell table:number-columns-repeated="12"/>
          <table:table-cell office:value-type="float" office:value="3.03947497815959E+024" calcext:value-type="float">
            <text:p>3.03947497815959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29]))" office:value-type="float" office:value="32.0299789644629" calcext:value-type="float">
            <text:p>32.0299789644629</text:p>
          </table:table-cell>
          <table:table-cell table:number-columns-repeated="12"/>
          <table:table-cell office:value-type="float" office:value="8.83931702605102E+024" calcext:value-type="float">
            <text:p>8.83931702605102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30]))" office:value-type="float" office:value="32.4554553591488" calcext:value-type="float">
            <text:p>32.4554553591488</text:p>
          </table:table-cell>
          <table:table-cell table:number-columns-repeated="12"/>
          <table:table-cell office:value-type="float" office:value="4.05937356630539E+024" calcext:value-type="float">
            <text:p>4.05937356630539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31]))" office:value-type="float" office:value="32.666696964421" calcext:value-type="float">
            <text:p>32.666696964421</text:p>
          </table:table-cell>
          <table:table-cell table:number-columns-repeated="12"/>
          <table:table-cell office:value-type="float" office:value="2.69888292254481E+024" calcext:value-type="float">
            <text:p>2.69888292254481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32]))" office:value-type="float" office:value="37.0742041952879" calcext:value-type="float">
            <text:p>37.0742041952879</text:p>
          </table:table-cell>
          <table:table-cell table:number-columns-repeated="12"/>
          <table:table-cell office:value-type="float" office:value="8.96366696914721E+024" calcext:value-type="float">
            <text:p>8.96366696914721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33]))" office:value-type="float" office:value="27.0719009517591" calcext:value-type="float">
            <text:p>27.0719009517591</text:p>
          </table:table-cell>
          <table:table-cell table:number-columns-repeated="12"/>
          <table:table-cell office:value-type="float" office:value="4.05937356630539E+024" calcext:value-type="float">
            <text:p>4.05937356630539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34]))" office:value-type="float" office:value="48.0052412981769" calcext:value-type="float">
            <text:p>48.0052412981769</text:p>
          </table:table-cell>
          <table:table-cell table:number-columns-repeated="12"/>
          <table:table-cell office:value-type="float" office:value="4.03396283958556E+024" calcext:value-type="float">
            <text:p>4.03396283958556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35]))" office:value-type="float" office:value="47.320824914216" calcext:value-type="float">
            <text:p>47.320824914216</text:p>
          </table:table-cell>
          <table:table-cell table:number-columns-repeated="12"/>
          <table:table-cell office:value-type="float" office:value="4.02134685719388E+024" calcext:value-type="float">
            <text:p>4.02134685719388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8"/>
          <table:table-cell table:formula="of:=ABS((100/[.$F$3])*([.$F$3]-[.H36]))" office:value-type="float" office:value="26.1123310164186" calcext:value-type="float">
            <text:p>26.1123310164186</text:p>
          </table:table-cell>
          <table:table-cell table:number-columns-repeated="12"/>
          <table:table-cell office:value-type="float" office:value="3.75811730284482E+024" calcext:value-type="float">
            <text:p>3.75811730284482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4.35548485945809E+024" calcext:value-type="float">
            <text:p>4.35548485945809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8.83931702605102E+024" calcext:value-type="float">
            <text:p>8.83931702605102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8.79844162635172E+024" calcext:value-type="float">
            <text:p>8.79844162635172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4.41279325470643E+024" calcext:value-type="float">
            <text:p>4.41279325470643E+024</text:p>
          </table:table-cell>
          <table:table-cell table:style-name="ce2" table:formula="of:=5.9723*10^(24)" office:value-type="float" office:value="5.9723E+024" calcext:value-type="float">
            <text:p>5.9723E+024</text:p>
          </table:table-cell>
          <table:table-cell table:number-columns-repeated="1001"/>
        </table:table-row>
        <table:table-row table:style-name="ro1" table:number-rows-repeated="4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le1" table:target-range-address="data.I1:data.I61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_32_0_20__25__20_-_20_Akzent1" style:display-name="20 % - Akzent1" style:family="table-cell" style:parent-style-name="Default" style:data-style-name="N0">
      <style:table-cell-properties fo:background-color="#d9e1f2"/>
    </style:style>
    <style:style style:name="_32_0_20__25__20_-_20_Akzent2" style:display-name="20 % - Akzent2" style:family="table-cell" style:parent-style-name="Default" style:data-style-name="N0">
      <style:table-cell-properties fo:background-color="#fce4d6"/>
    </style:style>
    <style:style style:name="_32_0_20__25__20_-_20_Akzent3" style:display-name="20 % - Akzent3" style:family="table-cell" style:parent-style-name="Default" style:data-style-name="N0">
      <style:table-cell-properties fo:background-color="#ededed"/>
    </style:style>
    <style:style style:name="_32_0_20__25__20_-_20_Akzent4" style:display-name="20 % - Akzent4" style:family="table-cell" style:parent-style-name="Default" style:data-style-name="N0">
      <style:table-cell-properties fo:background-color="#fff2cc"/>
    </style:style>
    <style:style style:name="_32_0_20__25__20_-_20_Akzent5" style:display-name="20 % - Akzent5" style:family="table-cell" style:parent-style-name="Default" style:data-style-name="N0">
      <style:table-cell-properties fo:background-color="#ddebf7"/>
    </style:style>
    <style:style style:name="_32_0_20__25__20_-_20_Akzent6" style:display-name="20 % - Akzent6" style:family="table-cell" style:parent-style-name="Default" style:data-style-name="N0">
      <style:table-cell-properties fo:background-color="#e2efda"/>
    </style:style>
    <style:style style:name="_34_0_20__25__20_-_20_Akzent1" style:display-name="40 % - Akzent1" style:family="table-cell" style:parent-style-name="Default" style:data-style-name="N0">
      <style:table-cell-properties fo:background-color="#b4c6e7"/>
    </style:style>
    <style:style style:name="_34_0_20__25__20_-_20_Akzent2" style:display-name="40 % - Akzent2" style:family="table-cell" style:parent-style-name="Default" style:data-style-name="N0">
      <style:table-cell-properties fo:background-color="#f8cbad"/>
    </style:style>
    <style:style style:name="_34_0_20__25__20_-_20_Akzent3" style:display-name="40 % - Akzent3" style:family="table-cell" style:parent-style-name="Default" style:data-style-name="N0">
      <style:table-cell-properties fo:background-color="#dbdbdb"/>
    </style:style>
    <style:style style:name="_34_0_20__25__20_-_20_Akzent4" style:display-name="40 % - Akzent4" style:family="table-cell" style:parent-style-name="Default" style:data-style-name="N0">
      <style:table-cell-properties fo:background-color="#ffe699"/>
    </style:style>
    <style:style style:name="_34_0_20__25__20_-_20_Akzent5" style:display-name="40 % - Akzent5" style:family="table-cell" style:parent-style-name="Default" style:data-style-name="N0">
      <style:table-cell-properties fo:background-color="#bdd7ee"/>
    </style:style>
    <style:style style:name="_34_0_20__25__20_-_20_Akzent6" style:display-name="40 % - Akzent6" style:family="table-cell" style:parent-style-name="Default" style:data-style-name="N0">
      <style:table-cell-properties fo:background-color="#c6e0b4"/>
    </style:style>
    <style:style style:name="_36_0_20__25__20_-_20_Akzent1" style:display-name="60 % - Akzent1" style:family="table-cell" style:parent-style-name="Default" style:data-style-name="N0">
      <style:table-cell-properties fo:background-color="#8ea9db"/>
    </style:style>
    <style:style style:name="_36_0_20__25__20_-_20_Akzent2" style:display-name="60 % - Akzent2" style:family="table-cell" style:parent-style-name="Default" style:data-style-name="N0">
      <style:table-cell-properties fo:background-color="#f4b084"/>
    </style:style>
    <style:style style:name="_36_0_20__25__20_-_20_Akzent3" style:display-name="60 % - Akzent3" style:family="table-cell" style:parent-style-name="Default" style:data-style-name="N0">
      <style:table-cell-properties fo:background-color="#c9c9c9"/>
    </style:style>
    <style:style style:name="_36_0_20__25__20_-_20_Akzent4" style:display-name="60 % - Akzent4" style:family="table-cell" style:parent-style-name="Default" style:data-style-name="N0">
      <style:table-cell-properties fo:background-color="#ffd966"/>
    </style:style>
    <style:style style:name="_36_0_20__25__20_-_20_Akzent5" style:display-name="60 % - Akzent5" style:family="table-cell" style:parent-style-name="Default" style:data-style-name="N0">
      <style:table-cell-properties fo:background-color="#9bc2e6"/>
    </style:style>
    <style:style style:name="_36_0_20__25__20_-_20_Akzent6" style:display-name="60 % - Akzent6" style:family="table-cell" style:parent-style-name="Default" style:data-style-name="N0">
      <style:table-cell-properties fo:background-color="#a9d08e"/>
    </style:style>
    <style:style style:name="Akzent1" style:family="table-cell" style:parent-style-name="Default" style:data-style-name="N0">
      <style:table-cell-properties fo:background-color="#4472c4"/>
      <style:text-properties fo:color="#ffffff"/>
    </style:style>
    <style:style style:name="Akzent2" style:family="table-cell" style:parent-style-name="Default" style:data-style-name="N0">
      <style:table-cell-properties fo:background-color="#ed7d31"/>
      <style:text-properties fo:color="#ffffff"/>
    </style:style>
    <style:style style:name="Akzent3" style:family="table-cell" style:parent-style-name="Default" style:data-style-name="N0">
      <style:table-cell-properties fo:background-color="#a5a5a5"/>
      <style:text-properties fo:color="#ffffff"/>
    </style:style>
    <style:style style:name="Akzent4" style:family="table-cell" style:parent-style-name="Default" style:data-style-name="N0">
      <style:table-cell-properties fo:background-color="#ffc000"/>
      <style:text-properties fo:color="#ffffff"/>
    </style:style>
    <style:style style:name="Akzent5" style:family="table-cell" style:parent-style-name="Default" style:data-style-name="N0">
      <style:table-cell-properties fo:background-color="#5b9bd5"/>
      <style:text-properties fo:color="#ffffff"/>
    </style:style>
    <style:style style:name="Akzent6" style:family="table-cell" style:parent-style-name="Default" style:data-style-name="N0">
      <style:table-cell-properties fo:background-color="#70ad47"/>
      <style:text-properties fo:color="#ffffff"/>
    </style:style>
    <style:style style:name="Ausgabe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Berechnung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Eingabe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Ergebnis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Erklärender_20_Text" style:display-name="Erklärender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Gut" style:family="table-cell" style:parent-style-name="Default" style:data-style-name="N0">
      <style:table-cell-properties fo:background-color="#c6efce"/>
      <style:text-properties fo:color="#006100"/>
    </style:style>
    <style:style style:name="Notiz" style:family="table-cell" style:parent-style-name="Default" style:data-style-name="N0">
      <style:table-cell-properties fo:background-color="#ffffcc" fo:border="0.06pt solid #b2b2b2"/>
    </style:style>
    <style:style style:name="Schlecht" style:family="table-cell" style:parent-style-name="Default" style:data-style-name="N0">
      <style:table-cell-properties fo:background-color="#ffc7ce"/>
      <style:text-properties fo:color="#9c0006"/>
    </style:style>
    <style:style style:name="Überschrift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Überschrift_20_1" style:display-name="Überschrift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Überschrift_20_4" style:display-name="Überschrift 4" style:family="table-cell" style:parent-style-name="Default" style:data-style-name="N0">
      <style:text-properties fo:color="#44546a" fo:font-weight="bold" style:font-weight-asian="bold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Warnender_20_Text" style:display-name="Warnender Text" style:family="table-cell" style:parent-style-name="Default" style:data-style-name="N0">
      <style:text-properties fo:color="#ff0000"/>
    </style:style>
    <style:style style:name="Zelle_20_überprüfen" style:display-name="Zelle überprüfe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$Linux_X86_64 LibreOffice_project/10$Build-2</meta:generator>
    <meta:initial-creator>Lars Schell</meta:initial-creator>
    <dc:creator>Dominik Schwaiger</dc:creator>
    <meta:creation-date>2021-09-29T08:23:40Z</meta:creation-date>
    <dc:date>2021-09-30T15:47:05.790130188</dc:date>
    <meta:editing-duration>PT10M3S</meta:editing-duration>
    <meta:editing-cycles>2</meta:editing-cycles>
    <meta:document-statistic meta:table-count="1" meta:cell-count="44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auto-position="true" chart:auto-size="true" chart:treat-empty-cells="leave-gap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.0000801086426pt" style:font-size-asian="10.0000801086426pt" style:font-size-complex="10.0000801086426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true"/>
      <style:graphic-properties svg:stroke-width="0.079cm" svg:stroke-color="#4472c4" svg:stroke-linecap="round" draw:fill="none" draw:fill-color="#4472c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9cm" svg:stroke-color="#ffc000" svg:stroke-linecap="round" draw:fill="none" draw:fill-color="#ffc000"/>
      <style:text-properties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2.751cm" svg:height="7.683cm" xlink:href=".." xlink:type="simple" chart:class="chart:line" chart:style-name="ch1">
        <chart:title svg:x="2.039cm" svg:y="0.289cm" chart:style-name="ch2">
          <text:p>Abweichung von der bekannten Erdmasse</text:p>
        </chart:title>
        <chart:legend chart:legend-position="bottom" svg:x="2.274cm" svg:y="7.163cm" style:legend-expansion="wide" chart:style-name="ch3"/>
        <chart:plot-area chart:style-name="ch4" table:cell-range-address="data.O1:data.O20 data.R1:data.R20" chart:data-source-has-labels="row" svg:x="1.262cm" svg:y="1.241cm" svg:width="11.234cm" svg:height="4.608cm">
          <chart:coordinate-region svg:x="1.839cm" svg:y="1.401cm" svg:width="10.496cm" svg:height="3.88cm"/>
          <chart:axis chart:dimension="x" chart:name="primary-x" chart:style-name="ch5">
            <chart:title svg:x="6.18cm" svg:y="6.002cm" chart:style-name="ch6">
              <text:p>Versuche</text:p>
            </chart:title>
          </chart:axis>
          <chart:axis chart:dimension="y" chart:name="primary-y" chart:style-name="ch7">
            <chart:title svg:x="0.451cm" svg:y="5.223cm" chart:style-name="ch8">
              <text:p>Abweichung in Prozent</text:p>
            </chart:title>
            <chart:grid chart:style-name="ch9" chart:class="major"/>
          </chart:axis>
          <chart:series chart:style-name="ch10" chart:values-cell-range-address="data.O2:data.O20" chart:label-cell-address="data.O1:data.O1" chart:class="chart:line">
            <chart:data-point chart:repeated="19"/>
          </chart:series>
          <chart:series chart:style-name="ch11" chart:values-cell-range-address="data.R2:data.R20" chart:label-cell-address="data.R1:data.R1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hler erste Methode:</text:p>
                <draw:g>
                  <svg:desc>data.O1:data.O1</svg:desc>
                </draw:g>
              </table:table-cell>
              <table:table-cell office:value-type="string">
                <text:p>Fehler zweite Methode:</text:p>
                <draw:g>
                  <svg:desc>data.R1:data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.9677529350776">
                <text:p>79.9677529350776</text:p>
                <draw:g>
                  <svg:desc>data.O2:data.O20</svg:desc>
                </draw:g>
              </table:table-cell>
              <table:table-cell office:value-type="float" office:value="7.80747624268459">
                <text:p>7.80747624268459</text:p>
                <draw:g>
                  <svg:desc>data.R2:data.R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8.2772030964955">
                <text:p>28.2772030964955</text:p>
              </table:table-cell>
              <table:table-cell office:value-type="float" office:value="201.451708574083">
                <text:p>201.451708574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.0767645899179">
                <text:p>57.0767645899179</text:p>
              </table:table-cell>
              <table:table-cell office:value-type="float" office:value="67.4462808147776">
                <text:p>67.4462808147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791561230433">
                <text:p>57.791561230433</text:p>
              </table:table-cell>
              <table:table-cell office:value-type="float" office:value="68.3480981082832">
                <text:p>68.3480981082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1.7278182879942">
                <text:p>81.7278182879942</text:p>
              </table:table-cell>
              <table:table-cell office:value-type="float" office:value="38.7533935647346">
                <text:p>38.7533935647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4107990919688">
                <text:p>13.4107990919688</text:p>
              </table:table-cell>
              <table:table-cell office:value-type="float" office:value="62.6528849158739">
                <text:p>62.65288491587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.079435365351">
                <text:p>116.079435365351</text:p>
              </table:table-cell>
              <table:table-cell office:value-type="float" office:value="49.1071282728666">
                <text:p>49.1071282728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2899492841524">
                <text:p>14.2899492841524</text:p>
              </table:table-cell>
              <table:table-cell office:value-type="float" office:value="48.0052412981769">
                <text:p>48.0052412981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.8445738197845">
                <text:p>80.8445738197845</text:p>
              </table:table-cell>
              <table:table-cell office:value-type="float" office:value="32.0299789644629">
                <text:p>32.0299789644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6.3668140200437">
                <text:p>56.3668140200437</text:p>
              </table:table-cell>
              <table:table-cell office:value-type="float" office:value="54.8099907482074">
                <text:p>54.80999074820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6137937840704">
                <text:p>0.256137937840704</text:p>
              </table:table-cell>
              <table:table-cell office:value-type="float" office:value="50.0873527643825">
                <text:p>50.0873527643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548271379717">
                <text:p>1.3548271379717</text:p>
              </table:table-cell>
              <table:table-cell office:value-type="float" office:value="32.0299789644629">
                <text:p>32.02997896446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8.8846506560745">
                <text:p>38.8846506560745</text:p>
              </table:table-cell>
              <table:table-cell office:value-type="float" office:value="32.4554553591488">
                <text:p>32.4554553591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.355331219746">
                <text:p>124.355331219746</text:p>
              </table:table-cell>
              <table:table-cell office:value-type="float" office:value="32.666696964421">
                <text:p>32.666696964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7.0742041952879">
                <text:p>37.0742041952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7.0719009517591">
                <text:p>27.07190095175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48.0052412981769">
                <text:p>48.0052412981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47.320824914216">
                <text:p>47.320824914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6.1123310164186">
                <text:p>26.112331016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8cm" xlink:href=".." xlink:type="simple" chart:class="chart:scatter" chart:style-name="ch1">
        <chart:title svg:x="6.2cm" svg:y="0.316cm" chart:style-name="ch2">
          <text:p>Gewicht der Erde</text:p>
        </chart:title>
        <chart:legend chart:legend-position="end" svg:x="11.804cm" svg:y="3.956cm" style:legend-expansion="high" chart:style-name="ch3"/>
        <chart:plot-area chart:style-name="ch4" table:cell-range-address="data.F3:data.F38 data.H1:data.H36" chart:data-source-has-labels="row" svg:x="1.331cm" svg:y="1.275cm" svg:width="10.153cm" svg:height="6.572cm">
          <chart:coordinate-region svg:x="2.773cm" svg:y="1.474cm" svg:width="8.233cm" svg:height="5.726cm"/>
          <chart:axis chart:dimension="x" chart:name="primary-x" chart:style-name="ch5">
            <chart:title svg:x="5.688cm" svg:y="8.027cm" chart:style-name="ch6">
              <text:p>Messung</text:p>
            </chart:title>
          </chart:axis>
          <chart:axis chart:dimension="y" chart:name="primary-y" chart:style-name="ch5">
            <chart:title svg:x="0.451cm" svg:y="5.518cm" chart:style-name="ch7">
              <text:p>Gewicht (kg)</text:p>
            </chart:title>
            <chart:grid chart:style-name="ch8" chart:class="major"/>
          </chart:axis>
          <chart:series chart:style-name="ch9" chart:values-cell-range-address="data.F3:data.F38" loext:label-string="&quot;Richtiger Wert&quot;" chart:class="chart:scatter">
            <chart:data-point chart:repeated="36"/>
          </chart:series>
          <chart:series chart:style-name="ch10" chart:values-cell-range-address="data.H1:data.H36" loext:label-string="&quot;Gemessene Werte&quot;" chart:class="chart:scatter"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chtiger Wert</text:p>
              </table:table-cell>
              <table:table-cell office:value-type="string">
                <text:p>Gemessene Wer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723E+024">
                <text:p>5.9723E+024</text:p>
                <draw:g>
                  <svg:desc>data.F3:data.F38</svg:desc>
                </draw:g>
              </table:table-cell>
              <table:table-cell office:value-type="float" office:value="1.07482141085416E+025">
                <text:p>1.07482141085416E+025</text:p>
                <draw:g>
                  <svg:desc>data.H1:data.H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7.661099400532E+024">
                <text:p>7.661099400532E+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9.38109561160366E+024">
                <text:p>9.38109561160366E+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9.42378541136515E+024">
                <text:p>9.42378541136515E+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08533304916139E+025">
                <text:p>1.08533304916139E+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6.77323315416965E+024">
                <text:p>6.77323315416965E+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29049121183248E+025">
                <text:p>1.29049121183248E+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6.82573864109743E+024">
                <text:p>6.82573864109743E+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0800580482239E+025">
                <text:p>1.0800580482239E+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9.33869523371907E+024">
                <text:p>9.33869523371907E+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5.98759732606166E+024">
                <text:p>5.98759732606166E+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6.05321434116108E+024">
                <text:p>6.05321434116108E+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3.64999200886726E+024">
                <text:p>3.64999200886726E+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33991734464369E+025">
                <text:p>1.33991734464369E+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6.43858590364185E+024">
                <text:p>6.43858590364185E+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5.36163386147351E+025">
                <text:p>5.36163386147351E+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80036003911699E+025">
                <text:p>1.80036003911699E+0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4893427392982E+026">
                <text:p>1.4893427392982E+0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7.70313553235252E+025">
                <text:p>7.70313553235252E+0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94420577089904E+024">
                <text:p>1.94420577089904E+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890346536679E+024">
                <text:p>1.890346536679E+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3.65783107613335E+024">
                <text:p>3.65783107613335E+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2.23048175416927E+024">
                <text:p>2.23048175416927E+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3.03947497815959E+024">
                <text:p>3.03947497815959E+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8.83931702605102E+024">
                <text:p>8.83931702605102E+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05937356630539E+024">
                <text:p>4.05937356630539E+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2.69888292254481E+024">
                <text:p>2.69888292254481E+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8.96366696914721E+024">
                <text:p>8.96366696914721E+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05937356630539E+024">
                <text:p>4.05937356630539E+0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03396283958556E+024">
                <text:p>4.03396283958556E+0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02134685719388E+024">
                <text:p>4.02134685719388E+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3.75811730284482E+024">
                <text:p>3.75811730284482E+0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35548485945809E+024">
                <text:p>4.35548485945809E+0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8.83931702605102E+024">
                <text:p>8.83931702605102E+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8.79844162635172E+024">
                <text:p>8.79844162635172E+0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41279325470643E+024">
                <text:p>4.41279325470643E+0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6cm" svg:height="9.008cm" xlink:href=".." xlink:type="simple" chart:class="chart:scatter" chart:style-name="ch1">
        <chart:title svg:x="4.956cm" svg:y="0.316cm" chart:style-name="ch2">
          <text:p>Gewicht der Erde (angepasst)</text:p>
        </chart:title>
        <chart:legend chart:legend-position="end" svg:x="11.804cm" svg:y="3.956cm" style:legend-expansion="high" chart:style-name="ch3"/>
        <chart:plot-area chart:style-name="ch4" table:cell-range-address="data.V56:data.W87" chart:data-source-has-labels="row" svg:x="1.331cm" svg:y="1.275cm" svg:width="10.153cm" svg:height="6.572cm">
          <chart:coordinate-region svg:x="2.773cm" svg:y="1.474cm" svg:width="8.233cm" svg:height="5.726cm"/>
          <chart:axis chart:dimension="x" chart:name="primary-x" chart:style-name="ch5">
            <chart:title svg:x="5.688cm" svg:y="8.027cm" chart:style-name="ch6">
              <text:p>Messung</text:p>
            </chart:title>
          </chart:axis>
          <chart:axis chart:dimension="y" chart:name="primary-y" chart:style-name="ch5">
            <chart:title svg:x="0.451cm" svg:y="5.518cm" chart:style-name="ch7">
              <text:p>Gewicht (kg)</text:p>
            </chart:title>
            <chart:grid chart:style-name="ch8" chart:class="major"/>
          </chart:axis>
          <chart:series chart:style-name="ch9" chart:values-cell-range-address="data.W56:data.W87" loext:label-string="&quot;Richtiger Wert&quot;" chart:class="chart:scatter">
            <chart:data-point chart:repeated="32"/>
          </chart:series>
          <chart:series chart:style-name="ch10" chart:values-cell-range-address="data.V56:data.V87" loext:label-string="&quot;Gemessene Werte&quot;" chart:class="chart:scatter">
            <chart:data-point chart:repeated="3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chtiger Wert</text:p>
              </table:table-cell>
              <table:table-cell office:value-type="string">
                <text:p>Gemessene Wer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9723E+024">
                <text:p>5.9723E+024</text:p>
                <draw:g>
                  <svg:desc>data.W56:data.W87</svg:desc>
                </draw:g>
              </table:table-cell>
              <table:table-cell office:value-type="float" office:value="1.07482141085416E+025">
                <text:p>1.07482141085416E+025</text:p>
                <draw:g>
                  <svg:desc>data.V56:data.V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7.661099400532E+024">
                <text:p>7.661099400532E+0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9.38109561160366E+024">
                <text:p>9.38109561160366E+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9.42378541136515E+024">
                <text:p>9.42378541136515E+0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08533304916139E+025">
                <text:p>1.08533304916139E+0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6.77323315416965E+024">
                <text:p>6.77323315416965E+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29049121183248E+025">
                <text:p>1.29049121183248E+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6.82573864109743E+024">
                <text:p>6.82573864109743E+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0800580482239E+025">
                <text:p>1.0800580482239E+0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9.33869523371907E+024">
                <text:p>9.33869523371907E+0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5.98759732606166E+024">
                <text:p>5.98759732606166E+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6.05321434116108E+024">
                <text:p>6.05321434116108E+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3.64999200886726E+024">
                <text:p>3.64999200886726E+0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33991734464369E+025">
                <text:p>1.33991734464369E+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6.43858590364185E+024">
                <text:p>6.43858590364185E+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94420577089904E+024">
                <text:p>1.94420577089904E+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1.890346536679E+024">
                <text:p>1.890346536679E+0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3.65783107613335E+024">
                <text:p>3.65783107613335E+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2.23048175416927E+024">
                <text:p>2.23048175416927E+0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3.03947497815959E+024">
                <text:p>3.03947497815959E+0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8.83931702605102E+024">
                <text:p>8.83931702605102E+0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05937356630539E+024">
                <text:p>4.05937356630539E+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2.69888292254481E+024">
                <text:p>2.69888292254481E+0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8.96366696914721E+024">
                <text:p>8.96366696914721E+0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05937356630539E+024">
                <text:p>4.05937356630539E+0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03396283958556E+024">
                <text:p>4.03396283958556E+0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02134685719388E+024">
                <text:p>4.02134685719388E+0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3.75811730284482E+024">
                <text:p>3.75811730284482E+0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35548485945809E+024">
                <text:p>4.35548485945809E+0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8.83931702605102E+024">
                <text:p>8.83931702605102E+0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8.79844162635172E+024">
                <text:p>8.79844162635172E+0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9723E+024">
                <text:p>5.9723E+024</text:p>
              </table:table-cell>
              <table:table-cell office:value-type="float" office:value="4.41279325470643E+024">
                <text:p>4.41279325470643E+0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